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style:font-name="Arial2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</text:p>
      <text:p text:style-name="Text_20_body">It uses the <text:span text:style-name="Code">code</text:span> module to simulate a python interactive session. <text:s/>This module gives you lots of control over what happens. <text:s/></text:p>
      <text:p text:style-name="Text_20_body">I've long been annoyed by the standard python interpreter that requires you to type <text:span text:style-name="Code">quit()</text:span> or <text:span text:style-name="Code">ctrl-D</text:span> to exit the interpreter. <text:s/>I've wanted to just type the letter <text:span text:style-name="Code">q</text:span> and be done. <text:s/>Investigating how to do this led to the <text:span text:style-name="Code">repl.py</text:span> script and I was able to add additional functionality that I felt useful:</text:p>
      <text:list xml:id="list6998969275897564561" text:style-name="Bullets_2c__20_diamond">
        <text:list-item>
          <text:p text:style-name="P1">Include the symbols that I use frequently.</text:p>
        </text:list-item>
        <text:list-item>
          <text:p text:style-name="P1">Add the <text:span text:style-name="Code">flt</text:span>/<text:span text:style-name="Code">cpx</text:span> types (derived from <text:span text:style-name="Code">float</text:span>/<text:span text:style-name="Code">complex</text:span>) that limit the number of significant figures when printed and let you include physical units.</text:p>
          <text:list>
            <text:list-item>
              <text:p text:style-name="P1">Include the <text:span text:style-name="Code">math/cmath</text:span> modules' functions so they don't need to be imported.</text:p>
            </text:list-item>
            <text:list-item>
              <text:p text:style-name="P1">These functions are wrapped so that you can call them with either real or complex arguments.</text:p>
            </text:list-item>
          </text:list>
        </text:list-item>
        <text:list-item>
          <text:p text:style-name="P1">Include a buffer (i.e., a string) that can be edited with an editor and then run as a script. </text:p>
        </text:list-item>
        <text:list-item>
          <text:p text:style-name="P1">Run external shell commands.</text:p>
        </text:list-item>
        <text:list-item>
          <text:p text:style-name="P1">See the symbols that are in scope.</text:p>
        </text:list-item>
      </text:list>
      <text:p text:style-name="Text_20_body">In 1988 I got some HP-42s calculators and one thing I've loved about these calculators is that you can set them up to work over the complex domain. <text:s/>Nearly every calculator will give you a domain error if you try to calculate the inverse sine of 2, but the HP-42s in complex mode will give you the complex answer. <text:s text:c="2"/>I wanted the <text:span text:style-name="Code">repl.py</text:span> script to behave the same way. <text:s/></text:p>
      <text:p text:style-name="Text_20_body">Here's an example. <text:s/>I measured an impedance with an LCR meter to be 473 <text:span text:style-name="T1">Ω at 37</text:span><text:span text:style-name="T1">°</text:span>. <text:s/>What are the resistance and reactance components?</text:p>
      <text:p text:style-name="Code">▶▶▶ Z = rect(473, radians(37))</text:p>
      <text:p text:style-name="Code">▶▶▶ Z = cpx(Z, "ohm")</text:p>
      <text:p text:style-name="Code">▶▶▶ Z</text:p>
      <text:p text:style-name="Code_20_end">378.+285.i ohm</text:p>
      <text:p text:style-name="Text_20_body">The resistance is 378 <text:span text:style-name="T1">Ω</text:span> and the reactance is 285 <text:span text:style-name="T1">Ω</text:span>. <text:s/>Things to note are:</text:p>
      <text:list xml:id="list30355295" text:continue-numbering="true" text:style-name="Bullets_2c__20_diamond">
        <text:list-item>
          <text:p text:style-name="P1"><text:span text:style-name="Code">▶▶▶</text:span> denotes a <text:span text:style-name="Code">repl.py</text:span> prompt, similar to the standard python <text:span text:style-name="Code"><text:span text:style-name="T2">&gt;&gt;&gt;</text:span></text:span> interactive prompt. <text:s/>The different characters tell you it's not the standard python interactive environment.</text:p>
        </text:list-item>
        <text:list-item>
          <text:p text:style-name="P1">The <text:span text:style-name="Code">rect</text:span> function converts a complex number in polar coordinates to rectangular coordinates (i.e., a regular complex number). <text:s/>This function is in the <text:span text:style-name="Code">cmath</text:span> library, but we didn't have to import it because it was already in scope. <text:s/>The <text:span text:style-name="Code">cmath.radians</text:span> function converts the argument in degrees to radians.</text:p>
        </text:list-item>
        <text:list-item>
          <text:p text:style-name="P1">You can't tell without checking, but the first line returns a <text:span text:style-name="Code">cpx</text:span> type, which is derived from <text:span text:style-name="Code">complex</text:span>. <text:s/></text:p>
        </text:list-item>
        <text:list-item>
          <text:p text:style-name="P1">Since <text:span text:style-name="Code">cpx</text:span> numbers are immutable, the next line creates a new <text:span text:style-name="Code">cpx</text:span> instance with the units of <text:span text:style-name="Code">ohm</text:span>. </text:p>
        </text:list-item>
        <text:list-item>
          <text:p text:style-name="P1">The last line shows the interpolated string form of <text:span text:style-name="Code">Z</text:span>, which limits the number of significant figures shown and uses the symbol <text:span text:style-name="Code">i</text:span> for the imaginary unit. <text:s/>I have the <text:span text:style-name="Code">repl.py</text:span> script set up to show complex numbers this way.</text:p>
        </text:list-item>
        <text:list-item>
          <text:p text:style-name="P1">The character between the <text:span text:style-name="Code">i</text:span> and the <text:span text:style-name="Code">ohm</text:span> unit is the Unicode character U+00A0, which is the no-break space character.</text:p>
        </text:list-item>
      </text:list>
      <text:p text:style-name="Text_20_body"><text:soft-page-break/>If you had performed the above calculation in the standard python interpreter, you'd see</text:p>
      <text:p text:style-name="Code">&gt;&gt;&gt; from cmath import *</text:p>
      <text:p text:style-name="Code">&gt;&gt;&gt; from math import *</text:p>
      <text:p text:style-name="Code">&gt;&gt;&gt; Z = rect(473, radians(37))</text:p>
      <text:p text:style-name="Code">&gt;&gt;&gt; Z</text:p>
      <text:p text:style-name="Code_20_end">(377.75459625236954+284.6585059509188j)</text:p>
      <text:p text:style-name="Text_20_body">Note the parentheses around the complex number, the <text:span text:style-name="Code">j</text:span> for the unit imaginary, and the inability to provide physical units. <text:s/>If you round the components to 3 figures, you get what was printed above.</text:p>
      <text:p text:style-name="Text_20_body">In the <text:span text:style-name="Code">repl.py</text:span> script, if you enter the command <text:span text:style-name="Code">CS</text:span>, this will clear all the symbols available and you can type the same things in as done above for the standard python interpreter and you'll get the same results.</text:p>
      <text:p text:style-name="Text_20_body">If you then type the command <text:span text:style-name="Code">f</text:span> (or precede it with a space character if the symbol <text:span text:style-name="Code">f</text:span> is assigned), then it will load the auxiliary modules that provide the symbols I like to use. <text:s/>You can customize this behavior to your taste by changing the <text:span text:style-name="Code">GetSymbols()</text:span> function. <text:s/></text:p>
      <text:p text:style-name="Text_20_body">The <text:span text:style-name="Code">flt</text:span> and <text:span text:style-name="Code">cpx</text:span> types have an "infection" feature. <text:s/>If you calculate expressions using these types with other python numbers like integers, floats, complex numbers, Decimal types, and Fraction types, they will return either a <text:span text:style-name="Code">flt</text:span> or a <text:span text:style-name="Code">cpx</text:span>. <text:s/>The intent is that you can perform calculations using numbers from measurements and not see spurious excess floating point digits in the output.</text:p>
      <text:p text:style-name="Text_20_body">The default number of significant figures for <text:span text:style-name="Code">flt</text:span> and <text:span text:style-name="Code">cpx</text:span> objects is 3, but you can set the <text:span text:style-name="Code">n</text:span> attribute of any instance to a different number and all instances will be affected. <text:s/>An example use case is that you're doing some calculations with some measured data from a digital voltmeter that is set up to measure to 6 digits. <text:s/>Execute the command <text:span text:style-name="Code">pi.n = 6</text:span> and all subsequent <text:span text:style-name="Code">flt</text:span> and <text:span text:style-name="Code">cpx</text:span> numbers will be shown with 6 figures. <text:s/>This is handy for doing calculations; adding units means you can see the answers in the units of the problem.</text:p>
      <text:p text:style-name="Text_20_body">If you type <text:span text:style-name="Code">h</text:span> at the prompt, you'll get a list of the supported commands (if you've defined a symbol <text:span text:style-name="Code">h</text:span>, then precede it with a space character). <text:s/>Enter <text:span text:style-name="Code">H</text:span> to run python's built-in help.</text:p>
      <text:p text:style-name="Text_20_body">There's a built-in buffer (i.e., a string) that can be used to hold a set of python commands. <text:s/>You can edit it using the <text:span text:style-name="Code">e</text:span> command (you'll want to change the code to point to your editor), then run the entered commands with the <text:span text:style-name="Code">r</text:span> command. <text:s/>Or, use the <text:span text:style-name="Code">&lt; file</text:span> command to read the contents of the buffer from a file.</text:p>
      <text:p text:style-name="Text_20_body">The buffer is intended to hold commands that you'd normally type at the prompt. <text:s/>Note that you won't be able to e.g. load a typical python script and run it, as the global environment won't be the same as it would if you ran the script from the command line. <text:s/>You can run an external script with the command <text:span text:style-name="Code">!python file</text:span>.</text:p>
      <text:p text:style-name="Text_20_body">Or, use the <text:span text:style-name="Code">R</text:span> command to tell the <text:span text:style-name="Code">repl.py</text:span> script to run a file when the <text:span text:style-name="Code">r</text:span> command is used. <text:s/>This lets you run a script that you're editing in another window and see the script's output. <text:s/>Use <text:span text:style-name="Code">ri</text:span> to enter a python interactive shell after executing the script.</text:p>
      <text:p text:style-name="Text_20_body">The <text:span text:style-name="Code">flt</text:span> and <text:span text:style-name="Code">cpx</text:span> classes are defined in the <text:span text:style-name="Code">f.py</text:span> file. <text:s/><text:span text:style-name="Code">f.py</text:span> in turn relies on the <text:span text:style-name="Code">u.py</text:span> file for supporting physical units.</text:p>
      <text:p text:style-name="Text_20_body">In the REPL, you can type <text:span text:style-name="Code">x.h</text:span> if <text:span text:style-name="Code">x</text:span> is a <text:span text:style-name="Code">flt</text:span> or <text:span text:style-name="Code">cpx</text:span> and get a listing of the attributes for the object.</text:p>
      <text:p text:style-name="Text_20_body">Both the python interactive interpreter and the debugger print the <text:span text:style-name="Code">repr()</text:span> string when you look at an object. <text:s/>Since you usually want to see the <text:span text:style-name="Code">str()</text:span> string, you can set the <text:span text:style-name="Code">f</text:span> attribute to <text:span text:style-name="Code">True</text:span>; this exchanges the output of <text:span text:style-name="Code">repr()</text:span> and <text:span text:style-name="Code">str()</text:span>. <text:s/>This is helpful when you set the <text:span text:style-name="Code">c</text:span> attribute to <text:span text:style-name="Code">True</text:span>, as then the strings have ANSI escape codes to print them in color. <text:s/>The color is helpful to identify the type.</text:p>
      <text:h text:style-name="Heading_20_2" text:outline-level="2">Symbols</text:h>
      <text:p text:style-name="Text_20_body">The <text:span text:style-name="Code">s</text:span> command prints out</text:p>
      <text:p text:style-name="Code">class</text:p>
      <text:p text:style-name="Code"><text:s text:c="2"/>D <text:s text:c="5"/>Matrix P <text:s text:c="5"/>cpx <text:s text:c="3"/>flt</text:p>
      <text:p text:style-name="Code"><text:soft-page-break/>other</text:p>
      <text:p text:style-name="Code"><text:s text:c="2"/>F <text:s text:c="11"/>__builtins__ ctx <text:s text:c="9"/>u</text:p>
      <text:p text:style-name="Code">math/cmath functions</text:p>
      <text:p text:style-name="Code"><text:s text:c="2"/>acos <text:s text:c="6"/>ceil <text:s text:c="6"/>exp <text:s text:c="7"/>fsum <text:s text:c="6"/>isnan <text:s text:c="5"/>modf <text:s text:c="6"/>sin</text:p>
      <text:p text:style-name="Code"><text:s text:c="2"/>acosh <text:s text:c="5"/>copysign <text:s text:c="2"/>expm1 <text:s text:c="5"/>gamma <text:s text:c="5"/>ldexp <text:s text:c="5"/>phase <text:s text:c="5"/>sinh</text:p>
      <text:p text:style-name="Code"><text:s text:c="2"/>asin <text:s text:c="6"/>cos <text:s text:c="7"/>fabs <text:s text:c="6"/>gcd <text:s text:c="7"/>lgamma <text:s text:c="4"/>polar <text:s text:c="5"/>sqrt</text:p>
      <text:p text:style-name="Code"><text:s text:c="2"/>asinh <text:s text:c="5"/>cosh <text:s text:c="6"/>factorial <text:s/>hypot <text:s text:c="5"/>log <text:s text:c="7"/>pow <text:s text:c="7"/>tan</text:p>
      <text:p text:style-name="Code"><text:s text:c="2"/>atan <text:s text:c="6"/>degrees <text:s text:c="3"/>floor <text:s text:c="5"/>isclose <text:s text:c="3"/>log10 <text:s text:c="5"/>radians <text:s text:c="3"/>tanh</text:p>
      <text:p text:style-name="Code"><text:s text:c="2"/>atan2 <text:s text:c="5"/>erf <text:s text:c="7"/>fmod <text:s text:c="6"/>isfinite <text:s text:c="2"/>log1p <text:s text:c="5"/>rect <text:s text:c="6"/>trunc</text:p>
      <text:p text:style-name="Code"><text:s text:c="2"/>atanh <text:s text:c="5"/>erfc <text:s text:c="6"/>frexp <text:s text:c="5"/>isinf <text:s text:c="5"/>log2 <text:s text:c="6"/>remainder</text:p>
      <text:p text:style-name="Code">function</text:p>
      <text:p text:style-name="Code"><text:s text:c="2"/>dedent dim <text:s text:c="3"/>pp <text:s text:c="4"/>to <text:s text:c="4"/>uf <text:s text:c="4"/>vector xx</text:p>
      <text:p text:style-name="Code">complex/cpx</text:p>
      <text:p text:style-name="Code"><text:s text:c="2"/>i <text:s text:c="3"/>infj nanj</text:p>
      <text:p text:style-name="Code">float/flt</text:p>
      <text:p text:style-name="Code_20_end"><text:s text:c="2"/>inf nan one pi <text:s/>tau</text:p>
      <text:p text:style-name="Text_20_body">These are symbols that I use on a regular basis. <text:s/></text:p>
      <text:list xml:id="list30374903" text:continue-numbering="true" text:style-name="Bullets_2c__20_diamond">
        <text:list-item>
          <text:p text:style-name="P1"><text:span text:style-name="Code">D</text:span> is a <text:span text:style-name="Code">decimal.Decimal</text:span> and <text:span text:style-name="Code">ctx</text:span> is the default context object.</text:p>
        </text:list-item>
        <text:list-item>
          <text:p text:style-name="P1">P is <text:span text:style-name="Code">pathlib.Path</text:span></text:p>
        </text:list-item>
        <text:list-item>
          <text:p text:style-name="P1"><text:span text:style-name="Code">f.py</text:span> module: <text:s/><text:span text:style-name="Code">cpx </text:span>and <text:span text:style-name="Code">flt</text:span> are classes derived from <text:span text:style-name="Code">complex</text:span> and <text:span text:style-name="Code">float</text:span>. <text:s/></text:p>
        </text:list-item>
        <text:list-item>
          <text:p text:style-name="P1"><text:span text:style-name="Code">matrix.py</text:span> module (a pure-python matrix module): <text:s/>provides <text:span text:style-name="Code">Matrix</text:span> and <text:span text:style-name="Code">vector</text:span>.</text:p>
        </text:list-item>
        <text:list-item>
          <text:p text:style-name="P1"><text:span text:style-name="Code">F</text:span> is <text:span text:style-name="Code">fractions.Fraction</text:span>. <text:s/></text:p>
        </text:list-item>
        <text:list-item>
          <text:p text:style-name="P1"><text:span text:style-name="Code">u.py</text:span> module: <text:s/><text:span text:style-name="Code">u</text:span> is the <text:span text:style-name="Code">u</text:span> convenience function from <text:span text:style-name="Code">u.py</text:span> to deal with unit conversions; <text:span text:style-name="Code">to</text:span> converts amongst compatible dimensions; <text:span text:style-name="Code">dim</text:span> lets you do dimensional arithmetic.</text:p>
        </text:list-item>
        <text:list-item>
          <text:p text:style-name="P1"><text:span text:style-name="Code">pp</text:span> is pretty printing from the <text:span text:style-name="Code">pprint</text:span> module.</text:p>
        </text:list-item>
        <text:list-item>
          <text:p text:style-name="P1"><text:span text:style-name="Code">uf</text:span> is a <text:span text:style-name="Code">ufloat</text:span> object from the python uncertainties library.</text:p>
        </text:list-item>
        <text:list-item>
          <text:p text:style-name="P1"><text:span text:style-name="Code">dedent</text:span> is used to remove common leading space characters from a multiline string.</text:p>
        </text:list-item>
        <text:list-item>
          <text:p text:style-name="P1"><text:span text:style-name="Code">xx</text:span> is an alias for <text:span text:style-name="Code">pdb.set_trace</text:span>.</text:p>
        </text:list-item>
      </text:list>
      <text:p text:style-name="Text_20_body">The remaining symbols come from the <text:span text:style-name="Code">math</text:span> and <text:span text:style-name="Code">cmath</text:span> modules, suitably wrapped to take both <text:span text:style-name="Code">flt</text:span> and <text:span text:style-name="Code">cpx</text:span> argumen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000066" style:font-name="Lucida Console" fo:font-size="10pt" fo:language="zxx" fo:country="none" fo:font-weight="bold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Terminal_2c__20_white" style:display-name="Terminal, white" style:family="paragraph" style:parent-style-name="Text_20_body">
      <style:paragraph-properties fo:margin-left="10.16mm" fo:margin-right="0mm" fo:margin-top="0mm" fo:margin-bottom="0mm" fo:text-indent="0mm" style:auto-text-indent="false" fo:background-color="#000000">
        <style:background-image/>
      </style:paragraph-properties>
      <style:text-properties fo:color="#ffffff" style:font-name="Lucida Console" fo:font-size="10pt" fo:language="zxx" fo:country="none"/>
    </style:style>
    <style:style style:name="Terminal_2c__20_green" style:display-name="Terminal, green" style:family="paragraph" style:parent-style-name="Terminal_2c__20_white">
      <style:paragraph-properties fo:margin-top="0mm" fo:margin-bottom="0mm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mm" fo:margin-bottom="1.5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erminal_2c__20_white_20_text_20_on_20_blue" style:display-name="Terminal, white text on blue" style:family="text">
      <style:text-properties fo:color="#ffffff" style:font-name="Lucida Console" fo:font-size="10pt" fo:font-weight="normal" fo:background-color="#0000ff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3" meta:paragraph-count="75" meta:word-count="1381" meta:character-count="7980"/>
    <meta:template xlink:type="simple" xlink:actuate="onRequest" xlink:title="Normal" xlink:href="../Normal.ott" meta:date="2014-12-28T08:19:31.36"/>
  </office:meta>
</office:document-meta>
</file>